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729fcf" draw:textarea-horizontal-align="justify" draw:textarea-vertical-align="middle" draw:auto-grow-height="false" fo:min-height="0.41cm" fo:min-width="0.16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draw:fill-color="#579d1c" draw:textarea-horizontal-align="justify" draw:textarea-vertical-align="middle" draw:auto-grow-height="false" fo:min-height="0.41cm" fo:min-width="0.16cm"/>
    </style:style>
    <style:style style:name="gr4" style:family="graphic" style:parent-style-name="standard">
      <style:graphic-properties draw:stroke="none" draw:fill-color="#ff420e" draw:textarea-horizontal-align="justify" draw:textarea-vertical-align="middle" draw:auto-grow-height="false" fo:min-height="0.41cm" fo:min-width="0.16cm"/>
    </style:style>
    <style:style style:name="gr5" style:family="graphic" style:parent-style-name="standard">
      <style:graphic-properties draw:stroke="none" svg:stroke-color="#000000" draw:fill="none" draw:fill-color="#ffffff" fo:min-height="0.788cm"/>
    </style:style>
    <style:style style:name="gr6" style:family="graphic" style:parent-style-name="standard">
      <style:graphic-properties draw:stroke="none" draw:fill-color="#ffd320" draw:textarea-horizontal-align="justify" draw:textarea-vertical-align="middle" draw:auto-grow-height="false" fo:min-height="0.41cm" fo:min-width="0.16cm"/>
    </style:style>
    <style:style style:name="gr7" style:family="graphic" style:parent-style-name="standard">
      <style:graphic-properties draw:stroke="none" draw:fill-color="#cccccc" draw:opacity="80%" draw:textarea-horizontal-align="justify" draw:textarea-vertical-align="middle" draw:auto-grow-height="false" fo:min-height="3.433cm" fo:min-width="20.709cm" draw:shadow-offset-x="0.203cm" draw:shadow-offset-y="0.203cm" draw:shadow-opacity="80%"/>
    </style:style>
    <style:style style:name="gr8" style:family="graphic" style:parent-style-name="standard">
      <style:graphic-properties draw:stroke="none" draw:opacity="80%" draw:textarea-horizontal-align="justify" draw:textarea-vertical-align="middle" draw:auto-grow-height="false" fo:min-height="1.401cm" fo:min-width="17.788cm" draw:shadow-opacity="80%"/>
    </style:style>
    <style:style style:name="gr9" style:family="graphic" style:parent-style-name="standard">
      <style:graphic-properties draw:stroke="none" svg:stroke-color="#000000" draw:fill="none" draw:fill-color="#ffffff" draw:opacity="80%" fo:min-height="0.864cm" draw:shadow-opacity="80%"/>
    </style:style>
    <style:style style:name="gr10" style:family="graphic" style:parent-style-name="standard">
      <style:graphic-properties draw:stroke="none" draw:fill-color="#cccccc" draw:opacity="79%" draw:textarea-horizontal-align="justify" draw:textarea-vertical-align="middle" draw:auto-grow-height="false" fo:min-height="3.433cm" fo:min-width="20.709cm" draw:shadow-offset-x="0.203cm" draw:shadow-offset-y="0.203cm" draw:shadow-opacity="79%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1.401cm" fo:min-width="17.788cm"/>
    </style:style>
    <style:style style:name="gr12" style:family="graphic" style:parent-style-name="standard">
      <style:graphic-properties draw:stroke="none" draw:fill-color="#579d1c" draw:textarea-horizontal-align="justify" draw:textarea-vertical-align="middle" draw:auto-grow-height="false" fo:min-height="1.401cm" fo:min-width="0.091cm"/>
    </style:style>
    <style:style style:name="gr13" style:family="graphic" style:parent-style-name="standard">
      <style:graphic-properties draw:stroke="none" svg:stroke-color="#cc0000" draw:fill-color="#ffd320" draw:textarea-horizontal-align="justify" draw:textarea-vertical-align="middle" draw:auto-grow-height="false" fo:min-height="0.132cm" fo:min-width="0.3cm" draw:shadow-offset-x="0.203cm" draw:shadow-offset-y="0.203cm"/>
    </style:style>
    <style:style style:name="gr14" style:family="graphic" style:parent-style-name="standard">
      <style:graphic-properties draw:stroke="none" svg:stroke-color="#000000" draw:fill="none" draw:fill-color="#ffffff" fo:min-height="0.825cm"/>
    </style:style>
    <style:style style:name="gr15" style:family="graphic" style:parent-style-name="standard">
      <style:graphic-properties draw:stroke="none" draw:textarea-horizontal-align="justify" draw:textarea-vertical-align="middle" draw:auto-grow-height="false" fo:min-height="1.401cm" fo:min-width="1.278cm"/>
    </style:style>
    <style:style style:name="gr16" style:family="graphic" style:parent-style-name="standard">
      <style:graphic-properties draw:stroke="none" draw:fill-color="#ff420e" draw:textarea-horizontal-align="justify" draw:textarea-vertical-align="middle" draw:auto-grow-height="false" fo:min-height="1.401cm" fo:min-width="0cm"/>
    </style:style>
    <style:style style:name="gr1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1cm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-color="#579d1c"/>
      <style:paragraph-properties fo:text-align="center"/>
    </style:style>
    <style:style style:name="P4" style:family="paragraph">
      <loext:graphic-properties draw:fill-color="#ff420e"/>
      <style:paragraph-properties fo:text-align="center"/>
    </style:style>
    <style:style style:name="P5" style:family="paragraph">
      <loext:graphic-properties draw:fill-color="#ffd320"/>
      <style:paragraph-properties fo:text-align="center"/>
    </style:style>
    <style:style style:name="P6" style:family="paragraph">
      <loext:graphic-properties draw:fill-color="#cccccc" draw:opacity="80%"/>
      <style:paragraph-properties fo:text-align="center"/>
    </style:style>
    <style:style style:name="P7" style:family="paragraph">
      <loext:graphic-properties draw:opacity="8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 draw:opacity="80%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-color="#cccccc" draw:opacity="79%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66cm" svg:height="0.66cm" svg:x="4.979cm" svg:y="16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3.937cm" svg:height="0.962cm" svg:x="5.749cm" svg:y="15.929cm">
            <draw:text-box>
              <text:p><text:span text:style-name="T1">OpenMC</text:span></text:p>
            </draw:text-box>
          </draw:frame>
          <draw:g>
            <draw:custom-shape draw:style-name="gr3" draw:text-style-name="P3" draw:layer="layout" svg:width="0.66cm" svg:height="0.66cm" svg:x="9.674cm" svg:y="16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2" draw:layer="layout" svg:width="3.937cm" svg:height="0.962cm" svg:x="10.445cm" svg:y="15.959cm">
              <draw:text-box>
                <text:p><text:span text:style-name="T1">OpenMOC</text:span></text:p>
              </draw:text-box>
            </draw:frame>
          </draw:g>
          <draw:g>
            <draw:custom-shape draw:style-name="gr4" draw:text-style-name="P4" draw:layer="layout" svg:width="0.66cm" svg:height="0.66cm" svg:x="19.253cm" svg:y="16.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2" draw:layer="layout" svg:width="6.475cm" svg:height="1.038cm" svg:x="20.052cm" svg:y="15.937cm">
              <draw:text-box>
                <text:p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text:span text:style-name="T1">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/text:p>
              </draw:text-box>
            </draw:frame>
          </draw:g>
          <draw:g>
            <draw:custom-shape draw:style-name="gr6" draw:text-style-name="P5" draw:layer="layout" svg:width="0.66cm" svg:height="0.66cm" svg:x="14.907cm" svg:y="16.0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2" draw:layer="layout" svg:width="2.538cm" svg:height="1.038cm" svg:x="15.707cm" svg:y="15.927cm">
              <draw:text-box>
                <text:p><text:span text:style-name="T1">MGXS</text:span></text:p>
              </draw:text-box>
            </draw:frame>
          </draw:g>
        </draw:g>
        <draw:g>
          <draw:custom-shape draw:style-name="gr7" draw:text-style-name="P6" draw:layer="layout" svg:width="21.209cm" svg:height="3.683cm" svg:x="4.683cm" svg:y="1.8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8.288cm" svg:height="1.651cm" svg:x="4.999cm" svg:y="3.44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9" draw:layer="layout" svg:width="20.828cm" svg:height="1.114cm" svg:x="4.899cm" svg:y="1.834cm">
            <draw:text-box>
              <text:p text:style-name="P8"><text:span text:style-name="T2">Whole-Core Monte Carlo Calculation</text:span></text:p>
            </draw:text-box>
          </draw:frame>
        </draw:g>
        <draw:g>
          <draw:custom-shape draw:style-name="gr10" draw:text-style-name="P10" draw:layer="layout" svg:width="21.209cm" svg:height="3.683cm" svg:x="4.683cm" svg:y="6.024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11" draw:text-style-name="P8" draw:layer="layout" svg:width="18.288cm" svg:height="1.651cm" svg:x="4.999cm" svg:y="7.648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3" draw:layer="layout" svg:width="0.591cm" svg:height="1.651cm" svg:x="24.699cm" svg:y="7.64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5" draw:layer="layout" svg:width="0.914cm" svg:height="0.762cm" svg:x="23.541cm" svg:y="8.15cm">
                <text:p/>
                <draw:enhanced-geometry svg:viewBox="0 0 21600 21600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</draw:g>
            <draw:frame draw:style-name="gr14" draw:text-style-name="P11" draw:layer="layout" svg:width="21.167cm" svg:height="1.075cm" svg:x="4.687cm" svg:y="6.221cm">
              <draw:text-box>
                <text:p text:style-name="P8"><text:span text:style-name="T2">Whole-Core Monte Carlo Pinwise MGXS Calculation</text:span></text:p>
              </draw:text-box>
            </draw:frame>
          </draw:g>
        </draw:g>
        <draw:g>
          <draw:custom-shape draw:style-name="gr10" draw:text-style-name="P10" draw:layer="layout" svg:width="21.209cm" svg:height="3.683cm" svg:x="4.683cm" svg:y="10.22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8" draw:layer="layout" svg:width="1.778cm" svg:height="1.651cm" svg:x="4.999cm" svg:y="11.94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4" draw:layer="layout" svg:width="0.248cm" svg:height="1.651cm" svg:x="8.199cm" svg:y="11.9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0.591cm" svg:height="1.651cm" svg:x="9.799cm" svg:y="11.94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5" draw:layer="layout" svg:width="0.914cm" svg:height="0.762cm" svg:x="7.031cm" svg:y="12.425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3" draw:text-style-name="P5" draw:layer="layout" svg:width="0.914cm" svg:height="0.762cm" svg:x="8.732cm" svg:y="12.426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frame draw:style-name="gr14" draw:text-style-name="P11" draw:layer="layout" svg:width="21.167cm" svg:height="1.075cm" svg:x="4.688cm" svg:y="10.422cm">
            <draw:text-box>
              <text:p text:style-name="P8"><text:span text:style-name="T2">Whole-Core Monte Carlo Pinwise MGXS with Machine Learning</text:span></text:p>
            </draw:text-box>
          </draw:frame>
        </draw:g>
        <draw:g>
          <draw:line draw:style-name="gr17" draw:text-style-name="P12" draw:layer="layout" svg:x1="5.026cm" svg:y1="14.396cm" svg:x2="25.473cm" svg:y2="14.395cm">
            <text:p/>
          </draw:line>
          <draw:frame draw:style-name="gr18" draw:text-style-name="P2" draw:layer="layout" svg:width="1.971cm" svg:height="0.962cm" svg:x="14.108cm" svg:y="14.694cm">
            <draw:text-box>
              <text:p><text:span text:style-name="T1">Tim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22:48:52.336509793</meta:creation-date>
    <dc:date>2016-09-25T11:19:24.609122569</dc:date>
    <meta:editing-duration>PT42M20S</meta:editing-duration>
    <meta:editing-cycles>15</meta:editing-cycles>
    <meta:generator>LibreOffice/5.1.4.2$Linux_X86_64 LibreOffice_project/10m0$Build-2</meta:generator>
    <meta:document-statistic meta:object-count="36"/>
  </office:meta>
</office:document-meta>
</file>